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7000001B06B6D5F2A23190789.png" manifest:media-type="image/png"/>
  <manifest:file-entry manifest:full-path="Pictures/1000020100000336000001B3A929BC219AFD81DE.png" manifest:media-type="image/png"/>
  <manifest:file-entry manifest:full-path="Pictures/100002010000033B000001BDD43EAD1E053C10E4.png" manifest:media-type="image/png"/>
  <manifest:file-entry manifest:full-path="Pictures/100002010000032F00000197F7DAD28BCDE6D7FA.png" manifest:media-type="image/png"/>
  <manifest:file-entry manifest:full-path="Pictures/1000020100000336000001A2D15A34B32CC9563B.png" manifest:media-type="image/png"/>
  <manifest:file-entry manifest:full-path="Pictures/100002010000033100000115DF3376CD2165507F.png" manifest:media-type="image/png"/>
  <manifest:file-entry manifest:full-path="Pictures/1000020100000350000001BF1D392E3F2C340D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646" officeooo:paragraph-rsid="0007a646"/>
    </style:style>
    <style:style style:name="P2" style:family="paragraph" style:parent-style-name="Standard">
      <style:text-properties officeooo:rsid="00096d3a" officeooo:paragraph-rsid="00096d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8.961cm" draw:z-index="0"><draw:image xlink:href="Pictures/1000020100000350000001BF1D392E3F2C340DC3.png" xlink:type="simple" xlink:show="embed" xlink:actuate="onLoad" loext:mime-type="image/png"/></draw:frame></text:p>
      <text:p text:style-name="P1"><draw:frame draw:style-name="fr1" draw:name="Image2" text:anchor-type="char" svg:width="17cm" svg:height="8.645cm" draw:z-index="1"><draw:image xlink:href="Pictures/1000020100000336000001A2D15A34B32CC9563B.png" xlink:type="simple" xlink:show="embed" xlink:actuate="onLoad" loext:mime-type="image/png"/></draw:frame></text:p>
      <text:p text:style-name="P2"><draw:frame draw:style-name="fr1" draw:name="Image3" text:anchor-type="char" svg:width="17cm" svg:height="8.49cm" draw:z-index="2"><draw:image xlink:href="Pictures/100002010000032F00000197F7DAD28BCDE6D7FA.png" xlink:type="simple" xlink:show="embed" xlink:actuate="onLoad" loext:mime-type="image/png"/></draw:frame><text:soft-page-break/></text:p>
      <text:p text:style-name="P2"><draw:frame draw:style-name="fr1" draw:name="Image4" text:anchor-type="char" svg:width="17cm" svg:height="9.148cm" draw:z-index="3"><draw:image xlink:href="Pictures/100002010000033B000001BDD43EAD1E053C10E4.png" xlink:type="simple" xlink:show="embed" xlink:actuate="onLoad" loext:mime-type="image/png"/></draw:frame></text:p>
      <text:p text:style-name="P2"><draw:frame draw:style-name="fr1" draw:name="Image5" text:anchor-type="char" svg:width="17cm" svg:height="8.996cm" draw:z-index="4"><draw:image xlink:href="Pictures/1000020100000336000001B3A929BC219AFD81DE.png" xlink:type="simple" xlink:show="embed" xlink:actuate="onLoad" loext:mime-type="image/png"/></draw:frame><text:soft-page-break/></text:p>
      <text:p text:style-name="P2"><draw:frame draw:style-name="fr1" draw:name="Image6" text:anchor-type="char" svg:width="17cm" svg:height="8.588cm" draw:z-index="5"><draw:image xlink:href="Pictures/1000020100000357000001B06B6D5F2A23190789.png" xlink:type="simple" xlink:show="embed" xlink:actuate="onLoad" loext:mime-type="image/png"/></draw:frame></text:p>
      <text:p text:style-name="P2"><draw:frame draw:style-name="fr1" draw:name="Image7" text:anchor-type="char" svg:width="17cm" svg:height="5.763cm" draw:z-index="6"><draw:image xlink:href="Pictures/100002010000033100000115DF3376CD216550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0:44:36.241622242</meta:creation-date>
    <dc:date>2023-07-12T11:41:16.214718649</dc:date>
    <meta:editing-duration>PT36M19S</meta:editing-duration>
    <meta:editing-cycles>1</meta:editing-cycles>
    <meta:document-statistic meta:table-count="0" meta:image-count="7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